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officeooo:paragraph-rsid="000b963c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0.1799in" fo:text-align="start" style:justify-single-word="false" fo:text-indent="0in" style:auto-text-indent="false"/>
      <style:text-properties style:use-window-font-color="true" style:font-name="Calibri" fo:font-size="16pt" fo:letter-spacing="normal" fo:font-weight="bold" officeooo:paragraph-rsid="000b963c" fo:background-color="transparent" style:font-name-asian="Calibri2" style:font-size-asian="16pt" style:font-weight-asian="bold" style:font-name-complex="Calibri2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0.1799in" fo:text-align="center" style:justify-single-word="false" fo:text-indent="0in" style:auto-text-indent="false"/>
      <style:text-properties style:use-window-font-color="true" style:font-name="Calibri" fo:font-size="16pt" fo:letter-spacing="normal" fo:font-weight="bold" officeooo:rsid="000b963c" officeooo:paragraph-rsid="000b963c" fo:background-color="transparent" style:font-name-asian="Calibri2" style:font-size-asian="16pt" style:font-weight-asian="bold" style:font-name-complex="Calibri2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0b963c" fo:background-color="transparent" style:font-name-asian="Calibri2" style:font-size-asian="11pt" style:font-weight-asian="bold" style:font-name-complex="Calibri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rsid="000b963c" officeooo:paragraph-rsid="000b963c" fo:background-color="transparent" style:font-name-asian="Calibri2" style:font-size-asian="11pt" style:font-weight-asian="bold" style:font-name-complex="Calibri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0b963c" fo:background-color="transparent" style:font-name-asian="Calibri2" style:font-size-asian="11pt" style:font-name-complex="Calibri2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0f1956" fo:background-color="transparent" style:font-name-asian="Calibri2" style:font-size-asian="11pt" style:font-name-complex="Calibri2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18d4d8" fo:background-color="transparent" style:font-name-asian="Calibri2" style:font-size-asian="11pt" style:font-name-complex="Calibri2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0ff051" fo:background-color="transparent" style:font-name-asian="Calibri2" style:font-size-asian="11pt" style:font-weight-asian="bold" style:font-name-complex="Calibri2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102b0" fo:background-color="transparent" style:font-name-asian="Calibri2" style:font-size-asian="11pt" style:font-weight-asian="bold" style:font-name-complex="Calibri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68b82" fo:background-color="transparent" style:font-name-asian="Calibri2" style:font-size-asian="11pt" style:font-weight-asian="bold" style:font-name-complex="Calibri2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16db7b" fo:background-color="transparent" style:font-name-asian="Calibri2" style:font-size-asian="11pt" style:font-weight-asian="bold" style:font-name-complex="Calibri2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0ff051" fo:background-color="transparent" style:font-name-asian="Calibri2" style:font-size-asian="14pt" style:font-weight-asian="bold" style:font-name-complex="Calibri2" style:font-size-complex="1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officeooo:paragraph-rsid="0011c8ae" fo:background-color="transparent" style:font-name-asian="Calibri2" style:font-size-asian="14pt" style:font-weight-asian="bold" style:font-name-complex="Calibri2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0ff051" fo:background-color="transparen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officeooo:paragraph-rsid="001102b0" fo:background-color="transparen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fo:font-weight="bold" officeooo:paragraph-rsid="000b963c" fo:background-color="#fffffe" style:font-name-asian="Calibri2" style:font-size-asian="11pt" style:font-weight-asian="bold" style:font-name-complex="Calibri2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b963c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1956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f05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102b0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33347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5b2e4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6db7b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8d4d8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f1956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rsid="000f1956" officeooo:paragraph-rsid="000f1956"/>
    </style:style>
    <style:style style:name="P28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0b963c"/>
    </style:style>
    <style:style style:name="P29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0fd55f"/>
    </style:style>
    <style:style style:name="P30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102b0"/>
    </style:style>
    <style:style style:name="P31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33347"/>
    </style:style>
    <style:style style:name="P32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officeooo:paragraph-rsid="0016db7b"/>
    </style:style>
    <style:style style:name="P33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fo:color="#000000" style:font-name="Calibri" fo:font-size="14pt" fo:letter-spacing="normal" fo:font-weight="bold" officeooo:rsid="000b963c" officeooo:paragraph-rsid="000b963c" fo:background-color="transparent" style:font-name-asian="Calibri2" style:font-size-asian="14pt" style:font-weight-asian="bold" style:font-name-complex="Calibri2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P35" style:family="paragraph" style:parent-style-name="Standard">
      <style:text-properties fo:color="#000000" style:font-name="IBMPlexMono, monospace," fo:background-color="#fffffe"/>
    </style:style>
    <style:style style:name="P36" style:family="paragraph" style:parent-style-name="Standard">
      <style:text-properties fo:color="#000000" style:font-name="IBMPlexMono, monospace," officeooo:paragraph-rsid="000ff051" fo:background-color="#fffffe"/>
    </style:style>
    <style:style style:name="P37" style:family="paragraph" style:parent-style-name="Standard">
      <style:text-properties fo:color="#000000" style:font-name="IBMPlexMono, monospace," officeooo:paragraph-rsid="001102b0" fo:background-color="#fffffe"/>
    </style:style>
    <style:style style:name="P38" style:family="paragraph" style:parent-style-name="Standard">
      <style:text-properties fo:color="#000000" fo:background-color="#fffffe"/>
    </style:style>
    <style:style style:name="P39" style:family="paragraph" style:parent-style-name="Standard">
      <style:text-properties fo:color="#000000" officeooo:paragraph-rsid="001102b0" fo:background-color="#fffffe"/>
    </style:style>
    <style:style style:name="P40" style:family="paragraph" style:parent-style-name="Standard">
      <style:text-properties fo:color="#000000" officeooo:paragraph-rsid="00133347" fo:background-color="#fffffe"/>
    </style:style>
    <style:style style:name="P41" style:family="paragraph" style:parent-style-name="Standard">
      <style:text-properties officeooo:paragraph-rsid="00133347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fo:font-weight="bold" officeooo:paragraph-rsid="000b963c" fo:background-color="transparent" style:font-name-asian="Calibri2" style:font-size-asian="11pt" style:font-weight-asian="bold" style:font-name-complex="Calibri2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paragraph-rsid="000f1956" fo:background-color="transparent" style:font-name-asian="Calibri2" style:font-size-asian="11pt" style:font-name-complex="Calibri2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officeooo:rsid="000f1956" officeooo:paragraph-rsid="000f1956" fo:background-color="transparent" style:font-name-asian="Calibri2" style:font-size-asian="11pt" style:font-name-complex="Calibri2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none" fo:font-weight="bold" officeooo:rsid="000ff051" officeooo:paragraph-rsid="000ff051" fo:background-color="transparent" style:font-name-asian="Calibri2" style:font-size-asian="11pt" style:font-weight-asian="bold" style:font-name-complex="Calibri2" style:font-size-complex="18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" fo:font-size="11pt" fo:letter-spacing="normal" style:text-underline-style="solid" style:text-underline-width="auto" style:text-underline-color="font-color" fo:font-weight="bold" officeooo:rsid="000fd55f" officeooo:paragraph-rsid="001102b0" fo:background-color="transparent" style:font-name-asian="Calibri2" style:font-size-asian="11pt" style:font-weight-asian="bold" style:font-name-complex="Calibri2" style:font-size-complex="18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IBMPlexMono, monospace," fo:font-size="11pt" fo:letter-spacing="normal" style:text-underline-style="none" fo:font-weight="bold" officeooo:rsid="000ff051" officeooo:paragraph-rsid="000ff051" fo:background-color="#fffffe" style:font-name-asian="Calibri2" style:font-size-asian="11pt" style:font-weight-asian="bold" style:font-name-complex="Calibri2" style:font-size-complex="18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1pt" fo:letter-spacing="normal" style:text-underline-style="solid" style:text-underline-width="auto" style:text-underline-color="font-color" fo:font-weight="bold" officeooo:rsid="000fd55f" officeooo:paragraph-rsid="00168b82" fo:background-color="#fffffe" style:font-name-asian="Calibri2" style:font-size-asian="11pt" style:font-weight-asian="bold" style:font-name-complex="Calibri2" style:font-size-complex="18pt" style:font-weight-complex="bold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1pt" fo:letter-spacing="normal" style:text-underline-style="solid" style:text-underline-width="auto" style:text-underline-color="font-color" fo:font-weight="bold" officeooo:rsid="00168b82" officeooo:paragraph-rsid="00168b82" fo:background-color="transparent" style:font-name-asian="Calibri2" style:font-size-asian="11pt" style:font-weight-asian="bold" style:font-name-complex="Calibri2" style:font-size-complex="18pt" style:font-weight-complex="bold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4pt" fo:letter-spacing="normal" style:text-underline-style="solid" style:text-underline-width="auto" style:text-underline-color="font-color" fo:font-weight="bold" officeooo:rsid="000fd55f" officeooo:paragraph-rsid="0016db7b" fo:background-color="#fffffe" style:font-name-asian="Calibri2" style:font-size-asian="14pt" style:font-weight-asian="bold" style:font-name-complex="Calibri2" style:font-size-complex="18pt" style:font-weight-complex="bold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4pt" fo:letter-spacing="normal" style:text-underline-style="solid" style:text-underline-width="auto" style:text-underline-color="font-color" fo:font-weight="bold" officeooo:rsid="000fd55f" officeooo:paragraph-rsid="0016db7b" fo:background-color="transparent" style:font-name-asian="Calibri2" style:font-size-asian="14pt" style:font-weight-asian="bold" style:font-name-complex="Calibri2" style:font-size-complex="18pt" style:font-weight-complex="bold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0" style:font-name="Calibri1" fo:font-size="14pt" fo:letter-spacing="normal" style:text-underline-style="solid" style:text-underline-width="auto" style:text-underline-color="font-color" fo:font-weight="bold" officeooo:rsid="0016db7b" officeooo:paragraph-rsid="0016db7b" fo:background-color="transparent" style:font-name-asian="Calibri2" style:font-size-asian="14pt" style:font-weight-asian="bold" style:font-name-complex="Calibri2" style:font-size-complex="18pt" style:font-weight-complex="bold"/>
    </style:style>
    <style:style style:name="P53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font-name="Calibri1" style:text-underline-style="none" fo:font-weight="bold" officeooo:rsid="000ff051" officeooo:paragraph-rsid="000ff051" style:font-weight-asian="bold" style:font-weight-complex="bold"/>
    </style:style>
    <style:style style:name="P54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style:font-name="Calibri1" style:text-underline-style="none" fo:font-weight="bold" officeooo:rsid="000ff051" officeooo:paragraph-rsid="001102b0" style:font-weight-asian="bold" style:font-weight-complex="bold"/>
    </style:style>
    <style:style style:name="P55" style:family="paragraph" style:parent-style-name="Standard">
      <style:paragraph-properties fo:margin-left="0in" fo:margin-right="0in" fo:margin-top="0.25in" fo:margin-bottom="0.0835in" loext:contextual-spacing="false" fo:line-height="0.1665in" fo:text-align="start" style:justify-single-word="false" fo:text-indent="0in" style:auto-text-indent="false"/>
      <style:text-properties fo:color="#000000" style:font-name="Calibri1" fo:font-size="14pt" fo:letter-spacing="normal" style:text-underline-style="solid" style:text-underline-width="auto" style:text-underline-color="font-color" fo:font-weight="bold" officeooo:rsid="000b963c" officeooo:paragraph-rsid="001102b0" fo:background-color="transparent" style:font-name-asian="Calibri2" style:font-size-asian="14pt" style:font-weight-asian="bold" style:font-name-complex="Calibri2" style:font-size-complex="18pt" style:font-weight-complex="bold"/>
    </style:style>
    <style:style style:name="P56" style:family="paragraph" style:parent-style-name="Standard">
      <style:text-properties fo:color="#000000" style:font-name="IBMPlexMono, monospace," fo:font-size="11pt" fo:letter-spacing="normal" style:text-underline-style="none" fo:font-weight="bold" officeooo:rsid="000ff051" officeooo:paragraph-rsid="001102b0" fo:background-color="#fffffe" style:font-name-asian="Calibri2" style:font-size-asian="11pt" style:font-weight-asian="bold" style:font-name-complex="Calibri2" style:font-size-complex="18pt"/>
    </style:style>
    <style:style style:name="T1" style:family="text">
      <style:text-properties style:use-window-font-color="true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2" style:family="text">
      <style:text-properties style:use-window-font-color="true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3" style:family="text">
      <style:text-properties style:use-window-font-color="true" style:font-name="Calibri" fo:font-size="14pt" fo:letter-spacing="normal" fo:font-weight="bold" officeooo:rsid="000fd55f" fo:background-color="transparent" loext:char-shading-value="0" style:font-name-asian="Calibri2" style:font-size-asian="14pt" style:font-weight-asian="bold" style:font-name-complex="Calibri2"/>
    </style:style>
    <style:style style:name="T4" style:family="text">
      <style:text-properties officeooo:rsid="000b963c"/>
    </style:style>
    <style:style style:name="T5" style:family="text">
      <style:text-properties fo:color="#000000" style:font-name="Calibri" fo:font-size="11pt" fo:letter-spacing="normal" fo:font-weight="bold" fo:background-color="transparent" loext:char-shading-value="0" style:font-name-asian="Calibri2" style:font-size-asian="11pt" style:font-weight-asian="bold" style:font-name-complex="Calibri2"/>
    </style:style>
    <style:style style:name="T6" style:family="text">
      <style:text-properties fo:color="#000000" style:font-name="Calibri" fo:font-size="11pt" fo:letter-spacing="normal" fo:background-color="transparent" loext:char-shading-value="0" style:font-name-asian="Calibri2" style:font-size-asian="11pt" style:font-name-complex="Calibri2"/>
    </style:style>
    <style:style style:name="T7" style:family="text">
      <style:text-properties fo:color="#000000" style:font-name="Calibri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1pt" style:font-weight-asian="bold" style:font-name-complex="Calibri2" style:font-size-complex="18pt"/>
    </style:style>
    <style:style style:name="T8" style:family="text">
      <style:text-properties fo:color="#000000" style:font-name="Calibri" fo:font-size="14pt" fo:letter-spacing="normal" fo:font-weight="bold" fo:background-color="transparent" loext:char-shading-value="0" style:font-name-asian="Calibri2" style:font-size-asian="14pt" style:font-weight-asian="bold" style:font-name-complex="Calibri2"/>
    </style:style>
    <style:style style:name="T9" style:family="text">
      <style:text-properties fo:color="#000000" style:font-name="Calibri" fo:font-size="14pt" fo:letter-spacing="normal" fo:font-weight="bold" officeooo:rsid="000b963c" fo:background-color="transparent" loext:char-shading-value="0" style:font-name-asian="Calibri2" style:font-size-asian="14pt" style:font-weight-asian="bold" style:font-name-complex="Calibri2"/>
    </style:style>
    <style:style style:name="T10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fd55f" fo:background-color="transparent" loext:char-shading-value="0" style:font-name-asian="Calibri2" style:font-size-asian="14pt" style:font-weight-asian="bold" style:font-name-complex="Calibri2" style:font-size-complex="18pt"/>
    </style:style>
    <style:style style:name="T11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/>
    </style:style>
    <style:style style:name="T12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102b0" fo:background-color="transparent" loext:char-shading-value="0" style:font-name-asian="Calibri2" style:font-size-asian="14pt" style:font-weight-asian="bold" style:font-name-complex="Calibri2" style:font-size-complex="18pt"/>
    </style:style>
    <style:style style:name="T13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/>
    </style:style>
    <style:style style:name="T14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168b82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15" style:family="text">
      <style:text-properties fo:color="#000000" style:font-name="Calibri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16" style:family="text">
      <style:text-properties fo:color="#000000" fo:font-size="11pt" fo:letter-spacing="normal" fo:background-color="transparent" loext:char-shading-value="0" style:font-size-asian="11pt"/>
    </style:style>
    <style:style style:name="T17" style:family="text">
      <style:text-properties fo:color="#000000" fo:font-size="11pt" fo:letter-spacing="normal" style:text-underline-style="solid" style:text-underline-width="auto" style:text-underline-color="font-color" fo:font-weight="bold" officeooo:rsid="000b963c" fo:background-color="transparent" loext:char-shading-value="0" style:font-size-asian="11pt" style:font-weight-asian="bold" style:font-size-complex="18pt"/>
    </style:style>
    <style:style style:name="T18" style:family="text">
      <style:text-properties fo:color="#000000" fo:font-size="11pt" fo:letter-spacing="normal" style:text-underline-style="none" fo:font-weight="normal" officeooo:rsid="0018d4d8" fo:background-color="transparent" loext:char-shading-value="0" style:font-size-asian="11pt" style:font-weight-asian="normal" style:font-size-complex="18pt" style:font-weight-complex="normal"/>
    </style:style>
    <style:style style:name="T19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0b963c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0" style:family="text">
      <style:text-properties fo:color="#000000" style:font-name="Calibri1" fo:font-size="14pt" fo:letter-spacing="normal" style:text-underline-style="solid" style:text-underline-width="auto" style:text-underline-color="font-color" fo:font-weight="bold" officeooo:rsid="0016db7b" fo:background-color="transparent" loext:char-shading-value="0" style:font-name-asian="Calibri2" style:font-size-asian="14pt" style:font-weight-asian="bold" style:font-name-complex="Calibri2" style:font-size-complex="18pt" style:font-weight-complex="bold"/>
    </style:style>
    <style:style style:name="T21" style:family="text">
      <style:text-properties fo:color="#000000" style:font-name="Liberation Mono" fo:font-size="11pt" fo:letter-spacing="normal" style:text-underline-style="none" fo:font-weight="normal" officeooo:rsid="001102b0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2" style:family="text">
      <style:text-properties fo:color="#000000" style:font-name="Liberation Mono" fo:font-size="11pt" fo:letter-spacing="normal" style:text-underline-style="none" fo:font-weight="normal" officeooo:rsid="00133347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3" style:family="text">
      <style:text-properties fo:color="#000000" style:font-name="Liberation Mono" fo:font-size="11pt" fo:letter-spacing="normal" style:text-underline-style="none" fo:font-weight="normal" officeooo:rsid="0015b2e4" fo:background-color="transparent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4" style:family="text">
      <style:text-properties fo:color="#000000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25" style:family="text">
      <style:text-properties fo:color="#000000" style:font-name="IBMPlexMono, monospace," fo:font-size="11pt" fo:letter-spacing="normal" fo:background-color="#fffffe" loext:char-shading-value="0" style:font-size-asian="11pt"/>
    </style:style>
    <style:style style:name="T26" style:family="text">
      <style:text-properties fo:color="#a31515"/>
    </style:style>
    <style:style style:name="T27" style:family="text">
      <style:text-properties fo:color="#a31515" style:font-name="IBMPlexMono, monospace,"/>
    </style:style>
    <style:style style:name="T28" style:family="text">
      <style:text-properties fo:color="#a31515" style:font-name="IBMPlexMono, monospace," officeooo:rsid="00133347"/>
    </style:style>
    <style:style style:name="T29" style:family="text">
      <style:text-properties fo:color="#a31515" style:font-name="IBMPlexMono, monospace," fo:background-color="#fffffe" loext:char-shading-value="0"/>
    </style:style>
    <style:style style:name="T30" style:family="text">
      <style:text-properties fo:color="#a31515" style:font-name="IBMPlexMono, monospace," officeooo:rsid="00133347" fo:background-color="#fffffe" loext:char-shading-value="0"/>
    </style:style>
    <style:style style:name="T31" style:family="text">
      <style:text-properties fo:color="#a3151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2" style:family="text">
      <style:text-properties fo:color="#a31515" style:font-name="IBMPlexMono, monospace," fo:font-size="11pt" fo:letter-spacing="normal" fo:background-color="#fffffe" loext:char-shading-value="0" style:font-size-asian="11pt"/>
    </style:style>
    <style:style style:name="T33" style:family="text">
      <style:text-properties fo:color="#0451a5"/>
    </style:style>
    <style:style style:name="T34" style:family="text">
      <style:text-properties fo:color="#0451a5" fo:font-weight="bold"/>
    </style:style>
    <style:style style:name="T35" style:family="text">
      <style:text-properties fo:color="#0451a5" style:font-name="IBMPlexMono, monospace,"/>
    </style:style>
    <style:style style:name="T36" style:family="text">
      <style:text-properties fo:color="#0451a5" style:font-name="IBMPlexMono, monospace," fo:background-color="#fffffe" loext:char-shading-value="0"/>
    </style:style>
    <style:style style:name="T37" style:family="text">
      <style:text-properties fo:color="#0451a5" style:font-name="IBMPlexMono, monospace," fo:font-size="11pt" fo:letter-spacing="normal" style:text-underline-style="none" fo:font-weight="normal" officeooo:rsid="00133347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8" style:family="text">
      <style:text-properties fo:color="#0451a5" style:font-name="IBMPlexMono, monospace," fo:font-size="11pt" fo:letter-spacing="normal" style:text-underline-style="none" fo:font-weight="normal" officeooo:rsid="0018d4d8" fo:background-color="#fffffe" loext:char-shading-value="0" style:font-name-asian="Noto Sans Mono CJK SC" style:font-size-asian="11pt" style:font-weight-asian="normal" style:font-name-complex="Liberation Mono" style:font-size-complex="18pt" style:font-weight-complex="normal"/>
    </style:style>
    <style:style style:name="T39" style:family="text">
      <style:text-properties fo:color="#0451a5" style:font-name="IBMPlexMono, monospace," fo:font-size="11pt" fo:letter-spacing="normal" fo:background-color="#fffffe" loext:char-shading-value="0" style:font-size-asian="11pt"/>
    </style:style>
    <style:style style:name="T40" style:family="text">
      <style:text-properties fo:color="#0451a5" style:font-name="IBMPlexMono, monospace," fo:font-size="11pt" fo:letter-spacing="normal" officeooo:rsid="0018d4d8" fo:background-color="#fffffe" loext:char-shading-value="0" style:font-size-asian="11pt"/>
    </style:style>
    <style:style style:name="T41" style:family="text">
      <style:text-properties fo:color="#098658"/>
    </style:style>
    <style:style style:name="T42" style:family="text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Calibri1" style:text-underline-style="solid" style:text-underline-width="auto" style:text-underline-color="font-color" officeooo:rsid="000b963c" style:font-size-complex="18pt" style:font-weight-complex="bold"/>
    </style:style>
    <style:style style:name="T44" style:family="text">
      <style:text-properties style:font-name="Calibri1" style:text-underline-style="solid" style:text-underline-width="auto" style:text-underline-color="font-color" officeooo:rsid="000fd55f" style:font-size-complex="18pt" style:font-weight-complex="bold"/>
    </style:style>
    <style:style style:name="T45" style:family="text">
      <style:text-properties style:font-name="Calibri1" fo:font-size="14pt" style:text-underline-style="solid" style:text-underline-width="auto" style:text-underline-color="font-color" fo:font-weight="bold" officeooo:rsid="000b963c" fo:background-color="transparent" loext:char-shading-value="0" style:font-size-asian="14pt" style:font-weight-asian="bold" style:font-size-complex="18pt" style:font-weight-complex="bold"/>
    </style:style>
    <style:style style:name="T46" style:family="text">
      <style:text-properties style:font-name="Calibri1" fo:font-size="14pt" style:text-underline-style="solid" style:text-underline-width="auto" style:text-underline-color="font-color" officeooo:rsid="000b963c" style:font-size-asian="14pt" style:font-size-complex="18pt" style:font-weight-complex="bold"/>
    </style:style>
    <style:style style:name="T47" style:family="text">
      <style:text-properties style:font-name="Calibri1" fo:font-size="14pt" style:text-underline-style="solid" style:text-underline-width="auto" style:text-underline-color="font-color" officeooo:rsid="000fd55f" style:font-size-asian="14pt" style:font-size-complex="18pt" style:font-weight-complex="bold"/>
    </style:style>
    <style:style style:name="T48" style:family="text">
      <style:text-properties fo:font-size="11pt" style:font-size-asian="11pt"/>
    </style:style>
    <style:style style:name="T49" style:family="text">
      <style:text-properties fo:font-size="11pt" officeooo:rsid="00133347" style:font-size-asian="11pt"/>
    </style:style>
    <style:style style:name="T50" style:family="text">
      <style:text-properties fo:font-size="11pt" officeooo:rsid="0015b2e4" style:font-size-asian="11pt"/>
    </style:style>
    <style:style style:name="T51" style:family="text">
      <style:text-properties fo:font-size="11pt" officeooo:rsid="001a8f30" style:font-size-asian="11pt"/>
    </style:style>
    <style:style style:name="T52" style:family="text">
      <style:text-properties fo:font-size="11pt" fo:letter-spacing="normal" fo:font-weight="bold" style:font-name-asian="Calibri2" style:font-size-asian="11pt" style:font-weight-asian="bold" style:font-name-complex="Calibri2"/>
    </style:style>
    <style:style style:name="T53" style:family="text">
      <style:text-properties fo:font-size="11pt" fo:letter-spacing="normal" style:text-underline-style="solid" style:text-underline-width="auto" style:text-underline-color="font-color" fo:font-weight="bold" officeooo:rsid="000fd55f" style:font-name-asian="Calibri2" style:font-size-asian="11pt" style:font-weight-asian="bold" style:font-name-complex="Calibri2" style:font-size-complex="18pt"/>
    </style:style>
    <style:style style:name="T54" style:family="text">
      <style:text-properties style:font-size-complex="18pt"/>
    </style:style>
    <style:style style:name="T55" style:family="text">
      <style:text-properties officeooo:rsid="000fd55f" style:font-size-complex="18pt"/>
    </style:style>
    <style:style style:name="T56" style:family="text">
      <style:text-properties style:font-name="Liberation Mono" fo:font-size="11pt" officeooo:rsid="001102b0" style:font-name-asian="Noto Sans Mono CJK SC" style:font-size-asian="11pt" style:font-name-complex="Liberation Mono"/>
    </style:style>
    <style:style style:name="T57" style:family="text">
      <style:text-properties style:font-name="IBMPlexMono, monospace,"/>
    </style:style>
    <style:style style:name="T58" style:family="text">
      <style:text-properties style:font-name="IBMPlexMono, monospace," fo:font-size="11pt" fo:letter-spacing="normal" style:text-underline-style="solid" style:text-underline-width="auto" style:text-underline-color="font-color" fo:font-weight="bold" officeooo:rsid="000fd55f" fo:background-color="#fffffe" loext:char-shading-value="0" style:font-name-asian="Calibri2" style:font-size-asian="11pt" style:font-weight-asian="bold" style:font-name-complex="Calibri2" style:font-size-complex="18pt"/>
    </style:style>
    <style:style style:name="T59" style:family="text">
      <style:text-properties fo:font-variant="normal" fo:text-transform="none" fo:color="#505050" style:font-name="Inter" fo:font-size="9pt" fo:letter-spacing="normal" fo:font-style="normal" fo:font-weight="normal" officeooo:rsid="0015b2e4" style:font-size-asian="11pt"/>
    </style:style>
    <style:style style:name="T60" style:family="text">
      <style:text-properties officeooo:rsid="0018d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light Booking App</text:span><text:span text:style-name="T1"> APIs </text:span><text:span text:style-name="T3">Users</text:span></text:p>
      <text:p text:style-name="P2"/>
      <text:p text:style-name="P3">BaseUrl : https://flight-booking123.herokuapp.com/</text:p>
      <text:p text:style-name="P28"><text:span text:style-name="T8">1 -</text:span><text:span text:style-name="T9">SignUp</text:span></text:p>
      <text:p text:style-name="P18"><text:span text:style-name="T5">Endpoint:</text:span><text:span text:style-name="T6"> </text:span><text:span text:style-name="Source_20_Text"><text:span text:style-name="T16">/auth/local/register</text:span></text:span></text:p>
      <text:p text:style-name="P4">Parameters: </text:p>
      <text:p text:style-name="P7">Request Body Sample :</text:p>
      <text:p text:style-name="P6"> {</text:p>
      <text:p text:style-name="P26"><text:span text:style-name="Source_20_Text"><text:span text:style-name="T16"><text:s text:c="4"/>username: '',</text:span></text:span></text:p>
      <text:p text:style-name="Preformatted_20_Text"><text:span text:style-name="Source_20_Text"><text:s text:c="4"/>email: '',</text:span></text:p>
      <text:p text:style-name="P34"><text:span text:style-name="Source_20_Text"><text:s text:c="4"/>password: '’</text:span></text:p>
      <text:p text:style-name="P6">}</text:p>
      <text:p text:style-name="P4">Response Sample: [</text:p>
      <text:p text:style-name="P4">    {</text:p>
      <text:p text:style-name="P35"><text:span text:style-name="T26">"jwt"</text:span>: <text:span text:style-name="T33">""</text:span>,</text:p>
      <text:p text:style-name="P35"><text:span text:style-name="T26">"user"</text:span>: {</text:p>
      <text:p text:style-name="P35"><text:span text:style-name="T26">"id"</text:span>: ,</text:p>
      <text:p text:style-name="P35"><text:span text:style-name="T26">"username"</text:span>: <text:span text:style-name="T33">""</text:span>,</text:p>
      <text:p text:style-name="P35"><text:span text:style-name="T26">"email"</text:span>: <text:span text:style-name="T33">""</text:span>,</text:p>
      <text:p text:style-name="P35"><text:span text:style-name="T26">"provider"</text:span>: <text:span text:style-name="T33">""</text:span>,</text:p>
      <text:p text:style-name="P35"><text:span text:style-name="T26">"confirmed"</text:span>: ,</text:p>
      <text:p text:style-name="P35"><text:span text:style-name="T26">"blocked"</text:span>: 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,</text:p>
      <text:p text:style-name="P35">}</text:p>
      <text:p text:style-name="P4">    }</text:p>
      <text:p text:style-name="P5">]</text:p>
      <text:p text:style-name="P5"/>
      <text:p text:style-name="P33"><text:span text:style-name="T4">2 - </text:span>LogIn</text:p>
      <text:p text:style-name="P18"><text:span text:style-name="T5">Endpoint:</text:span><text:span text:style-name="T6"> </text:span><text:span text:style-name="Source_20_Text"><text:span text:style-name="T16">/auth/local</text:span></text:span></text:p>
      <text:p text:style-name="P19"><text:span text:style-name="T5">Parameters:</text:span><text:span text:style-name="T6"> </text:span></text:p>
      <text:p text:style-name="P7">Request Body Sample :</text:p>
      <text:p text:style-name="P44">{</text:p>
      <text:p text:style-name="P27"><text:span text:style-name="Source_20_Text"><text:span text:style-name="T16"><text:s text:c="3"/>identifier: '',(userName or email)</text:span></text:span></text:p>
      <text:p text:style-name="P34"><text:span text:style-name="Source_20_Text"><text:s text:c="4"/>password: '',</text:span></text:p>
      <text:p text:style-name="P44">}</text:p>
      <text:p text:style-name="P4">Response Sample: [</text:p>
      <text:p text:style-name="P17">{</text:p>
      <text:p text:style-name="P35"><text:span text:style-name="T26">"jwt"</text:span>: <text:span text:style-name="T33">"eyJhbGciOiJIUzI1NiIsInR5cCI6IkpXVCJ9.eyJpZCI6NCwiaWF0IjoxNjI0NDUxMTAwLCJleHAiOjE2MjcwNDMxMDB9.PXusIgTe5iyoYzeCmiQuJ71AzMfVGlQEDWXkwOiS03s"</text:span>,</text:p>
      <text:p text:style-name="P35"><text:span text:style-name="T26">"user"</text:span>: {</text:p>
      <text:p text:style-name="P35"><text:span text:style-name="T26">"id"</text:span>: <text:span text:style-name="T41">4</text:span>,</text:p>
      <text:p text:style-name="P35"><text:span text:style-name="T26">"username"</text:span>: <text:span text:style-name="T33">"test1"</text:span>,</text:p>
      <text:p text:style-name="P35"><text:span text:style-name="T26">"email"</text:span>: <text:span text:style-name="T33">"test1@test.com"</text:span>,</text:p>
      <text:p text:style-name="P35"><text:soft-page-break/><text:span text:style-name="T26">"provider"</text:span>: <text:span text:style-name="T33">"local"</text:span>,</text:p>
      <text:p text:style-name="P35"><text:span text:style-name="T26">"confirmed"</text:span>: <text:span text:style-name="T34">true</text:span>,</text:p>
      <text:p text:style-name="P35"><text:span text:style-name="T26">"blocked"</text:span>: <text:span text:style-name="T34">null</text:span>,</text:p>
      <text:p text:style-name="P35"><text:span text:style-name="T26">"role"</text:span>: {</text:p>
      <text:p text:style-name="P35"><text:span text:style-name="T26">"id"</text:span>: <text:span text:style-name="T41">1</text:span>,</text:p>
      <text:p text:style-name="P35"><text:span text:style-name="T26">"name"</text:span>: <text:span text:style-name="T33">"Authenticated"</text:span>,</text:p>
      <text:p text:style-name="P35"><text:span text:style-name="T26">"description"</text:span>: <text:span text:style-name="T33">"Default role given to authenticated user."</text:span>,</text:p>
      <text:p text:style-name="P35"><text:span text:style-name="T26">"type"</text:span>: <text:span text:style-name="T33">"authenticated"</text:span></text:p>
      <text:p text:style-name="P35">},</text:p>
      <text:p text:style-name="P35"><text:span text:style-name="T26">"created_at"</text:span>: <text:span text:style-name="T33">"2021-06-23T12:19:30.390Z"</text:span>,</text:p>
      <text:p text:style-name="P35"><text:span text:style-name="T26">"updated_at"</text:span>: <text:span text:style-name="T33">"2021-06-23T12:19:30.407Z"</text:span>,</text:p>
      <text:p text:style-name="P35"><text:span text:style-name="T26">"orders"</text:span>: []</text:p>
      <text:p text:style-name="P35">}</text:p>
      <text:p text:style-name="P35">}</text:p>
      <text:p text:style-name="P4"/>
      <text:p text:style-name="P4">]</text:p>
      <text:p text:style-name="P4"/>
      <text:p text:style-name="P4"/>
      <text:p text:style-name="P29"><text:span text:style-name="T10">3</text:span><text:span text:style-name="T11">- </text:span><text:span text:style-name="T42">Cities</text:span></text:p>
      <text:p text:style-name="P53">Get:</text:p>
      <text:p text:style-name="P13"><text:span text:style-name="T48">Endpoint: </text:span><text:span text:style-name="Source_20_Text"><text:span text:style-name="T48">/Cities</text:span></text:span></text:p>
      <text:p text:style-name="P21"><text:span text:style-name="Source_20_Text"><text:span text:style-name="T7">Parameters: </text:span></text:span><text:span text:style-name="Source_20_Text"><text:span text:style-name="T48">_start </text:span></text:span><text:span text:style-name="Source_20_Text"><text:span text:style-name="T7">, </text:span></text:span><text:span text:style-name="Source_20_Text"><text:span text:style-name="T17">_limit</text:span></text:span></text:p>
      <text:p text:style-name="P15"><text:span text:style-name="T52">Response Sample: </text:span><text:span text:style-name="T53">[</text:span></text:p>
      <text:p text:style-name="P35">{</text:p>
      <text:p text:style-name="P35"><text:span text:style-name="T26">"id"</text:span>: <text:span text:style-name="T41">1</text:span>,</text:p>
      <text:p text:style-name="P35"><text:span text:style-name="T26">"name"</text:span>: <text:span text:style-name="T33">""</text:span>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2021-06-23T08:55:35.819Z"</text:span>,</text:p>
      <text:p text:style-name="P35"><text:span text:style-name="T26">"updated_at"</text:span>: <text:span text:style-name="T33">"2021-06-23T10:47:22.927Z"</text:span></text:p>
      <text:p text:style-name="P35">}</text:p>
      <text:p text:style-name="P35">]</text:p>
      <text:p text:style-name="P9"><text:span text:style-name="T55">S</text:span><text:span text:style-name="T54">earch:</text:span></text:p>
      <text:p text:style-name="P13"><text:span text:style-name="T48">Endpoint: </text:span><text:span text:style-name="Source_20_Text"><text:span text:style-name="T48">/Cities</text:span></text:span></text:p>
      <text:p text:style-name="P20"><text:span text:style-name="Source_20_Text"><text:span text:style-name="T7">Parameters: </text:span></text:span><text:span text:style-name="Source_20_Text"><text:span text:style-name="T56">name</text:span></text:span><text:span text:style-name="Source_20_Text"><text:span text:style-name="T48">_eq </text:span></text:span><text:span text:style-name="Source_20_Text"><text:span text:style-name="T51">= NameCity</text:span></text:span></text:p>
      <text:p text:style-name="P15"><text:span text:style-name="T52">Response Sample: </text:span><text:span text:style-name="T53">[</text:span></text:p>
      <text:p text:style-name="P36">{</text:p>
      <text:p text:style-name="P36"><text:span text:style-name="T26">"id"</text:span>: <text:span text:style-name="T41">1</text:span>,</text:p>
      <text:p text:style-name="P36"><text:span text:style-name="T26">"name"</text:span>: <text:span text:style-name="T33">""</text:span>,</text:p>
      <text:p text:style-name="P36"><text:span text:style-name="T26">"published_at"</text:span>: <text:span text:style-name="T33">""</text:span>,</text:p>
      <text:p text:style-name="P36"><text:span text:style-name="T26">"created_at"</text:span>: <text:span text:style-name="T33">"2021-06-23T08:55:35.819Z"</text:span>,</text:p>
      <text:p text:style-name="P36"><text:span text:style-name="T26">"updated_at"</text:span>: <text:span text:style-name="T33">"2021-06-23T10:47:22.927Z"</text:span></text:p>
      <text:p text:style-name="P36">}</text:p>
      <text:p text:style-name="P47">]</text:p>
      <text:p text:style-name="P45"/>
      <text:p text:style-name="P45"/>
      <text:p text:style-name="P30"><text:span text:style-name="T12">4</text:span><text:span text:style-name="T11">- </text:span><text:span text:style-name="T19">Flights</text:span></text:p>
      <text:p text:style-name="P55"><text:soft-page-break/></text:p>
      <text:p text:style-name="P54">Get:</text:p>
      <text:p text:style-name="P21"><text:span text:style-name="T7">Endpoint: </text:span><text:span text:style-name="Source_20_Text"><text:span text:style-name="T17">/</text:span></text:span><text:span text:style-name="Source_20_Text"><text:span text:style-name="T48">Flights</text:span></text:span></text:p>
      <text:p text:style-name="P21"><text:span text:style-name="Source_20_Text"><text:span text:style-name="T7">Parameters: </text:span></text:span><text:span text:style-name="Source_20_Text"><text:span text:style-name="T48">_start </text:span></text:span><text:span text:style-name="Source_20_Text"><text:span text:style-name="T7">, </text:span></text:span><text:span text:style-name="Source_20_Text"><text:span text:style-name="T17">_limit</text:span></text:span></text:p>
      <text:p text:style-name="P16"><text:span text:style-name="T52">Response Sample: </text:span><text:span text:style-name="T58">[</text:span></text:p>
      <text:p text:style-name="P35">{</text:p>
      <text:p text:style-name="P35"><text:span text:style-name="T26">"id"</text:span>: <text:span text:style-name="T41">4</text:span>,</text:p>
      <text:p text:style-name="P38"><text:span text:style-name="T27">"date"</text:span><text:span text:style-name="T57">: </text:span><text:span text:style-name="T35">""</text:span><text:span text:style-name="T57">,</text:span></text:p>
      <text:p text:style-name="P41"><text:span text:style-name="T29">"</text:span><text:span text:style-name="T30">price</text:span><text:span text:style-name="T29">": </text:span><text:span text:style-name="T36">""</text:span><text:span text:style-name="T29">,</text:span></text:p>
      <text:p text:style-name="P35"><text:span text:style-name="T26">"from"</text:span>: {</text:p>
      <text:p text:style-name="P35"><text:span text:style-name="T26">"id"</text:span>: ,</text:p>
      <text:p text:style-name="P35"><text:span text:style-name="T26">"name"</text:span>: <text:span text:style-name="T33">""</text:span>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,</text:p>
      <text:p text:style-name="P35"><text:span text:style-name="T26">"to"</text:span>: {</text:p>
      <text:p text:style-name="P35"><text:span text:style-name="T26">"id"</text:span>: ,</text:p>
      <text:p text:style-name="P35"><text:span text:style-name="T26">"name"</text:span>: <text:span text:style-name="T33">""</text:span>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</text:p>
      <text:p text:style-name="P35">]</text:p>
      <text:p text:style-name="P46"/>
      <text:p text:style-name="P10"><text:span text:style-name="T55">S</text:span><text:span text:style-name="T54">earch:</text:span></text:p>
      <text:p text:style-name="P14"><text:span text:style-name="T48">Endpoint: </text:span><text:span text:style-name="Source_20_Text"><text:span text:style-name="T48">/Flights</text:span></text:span></text:p>
      <text:p text:style-name="P23"><text:span text:style-name="Source_20_Text"><text:span text:style-name="T7">Parameters: </text:span></text:span><text:span text:style-name="Source_20_Text"><text:span text:style-name="T21">from</text:span></text:span><text:span text:style-name="Source_20_Text"><text:span text:style-name="T23">=idCity</text:span></text:span><text:span text:style-name="Source_20_Text"><text:span text:style-name="T48"> , </text:span></text:span><text:span text:style-name="Source_20_Text"><text:span text:style-name="T49">to</text:span></text:span><text:span text:style-name="Source_20_Text"><text:span text:style-name="T50">=</text:span></text:span><text:span text:style-name="Source_20_Text"><text:span text:style-name="T23">idCity</text:span></text:span><text:span text:style-name="Source_20_Text"><text:span text:style-name="T49"><text:line-break/></text:span></text:span><text:span text:style-name="Source_20_Text"><text:span text:style-name="T50">Sample[</text:span></text:span></text:p>
      <text:p text:style-name="P23"><text:span text:style-name="Source_20_Text"><text:span text:style-name="T59">/Flights?from=1&amp;to=2</text:span></text:span></text:p>
      <text:p text:style-name="P23"><text:span text:style-name="Source_20_Text"><text:span text:style-name="T50">]</text:span></text:span></text:p>
      <text:p text:style-name="P16"><text:span text:style-name="T52">Response Sample: </text:span><text:span text:style-name="T53">[</text:span></text:p>
      <text:p text:style-name="P16"/>
      <text:p text:style-name="P37">{</text:p>
      <text:p text:style-name="P37"><text:span text:style-name="T26">"id"</text:span>: <text:span text:style-name="T41">4</text:span>,</text:p>
      <text:p text:style-name="P39"><text:span text:style-name="T27">"date"</text:span><text:span text:style-name="T57">: </text:span><text:span text:style-name="T35">""</text:span><text:span text:style-name="T57">,</text:span></text:p>
      <text:p text:style-name="P40"><text:span text:style-name="T27">"</text:span><text:span text:style-name="T28">price</text:span><text:span text:style-name="T27">": </text:span><text:span text:style-name="T35">""</text:span><text:span text:style-name="T27">,</text:span></text:p>
      <text:p text:style-name="P37"><text:span text:style-name="T26">"from"</text:span>: {</text:p>
      <text:p text:style-name="P37"><text:span text:style-name="T26">"id"</text:span>: ,</text:p>
      <text:p text:style-name="P37"><text:span text:style-name="T26">"name"</text:span>: <text:span text:style-name="T33">""</text:span>,</text:p>
      <text:p text:style-name="P37"><text:span text:style-name="T26">"published_at"</text:span>: <text:span text:style-name="T33">""</text:span>,</text:p>
      <text:p text:style-name="P37"><text:span text:style-name="T26">"created_at"</text:span>: <text:span text:style-name="T33">""</text:span>,</text:p>
      <text:p text:style-name="P37"><text:span text:style-name="T26">"updated_at"</text:span>: <text:span text:style-name="T33">""</text:span></text:p>
      <text:p text:style-name="P37">},</text:p>
      <text:p text:style-name="P37"><text:soft-page-break/><text:span text:style-name="T26">"to"</text:span>: {</text:p>
      <text:p text:style-name="P37"><text:span text:style-name="T26">"id"</text:span>: ,</text:p>
      <text:p text:style-name="P37"><text:span text:style-name="T26">"name"</text:span>: <text:span text:style-name="T33">""</text:span>,</text:p>
      <text:p text:style-name="P37"><text:span text:style-name="T26">"published_at"</text:span>: <text:span text:style-name="T33">""</text:span>,</text:p>
      <text:p text:style-name="P37"><text:span text:style-name="T26">"created_at"</text:span>: <text:span text:style-name="T33">""</text:span>,</text:p>
      <text:p text:style-name="P37"><text:span text:style-name="T26">"updated_at"</text:span>: <text:span text:style-name="T33">""</text:span></text:p>
      <text:p text:style-name="P37">},</text:p>
      <text:p text:style-name="P37"><text:span text:style-name="T26">"published_at"</text:span>: <text:span text:style-name="T33">""</text:span>,</text:p>
      <text:p text:style-name="P37"><text:span text:style-name="T26">"created_at"</text:span>: <text:span text:style-name="T33">""</text:span>,</text:p>
      <text:p text:style-name="P37"><text:span text:style-name="T26">"updated_at"</text:span>: <text:span text:style-name="T33">""</text:span></text:p>
      <text:p text:style-name="P37">}</text:p>
      <text:p text:style-name="P56">]</text:p>
      <text:p text:style-name="P56"/>
      <text:p text:style-name="P31"><text:span text:style-name="T13">5</text:span><text:span text:style-name="T11">- </text:span><text:span text:style-name="T45">DetailsFlights</text:span></text:p>
      <text:p text:style-name="P22"><text:span text:style-name="T7">Endpoint: </text:span><text:span text:style-name="Source_20_Text">/details-flights</text:span></text:p>
      <text:p text:style-name="P22"><text:span text:style-name="Source_20_Text"><text:span text:style-name="T7">Parameters: </text:span></text:span><text:span text:style-name="Source_20_Text"><text:span text:style-name="T22">idFlight</text:span></text:span></text:p>
      <text:p text:style-name="P11"><text:span text:style-name="T43">Response Sample: </text:span><text:span text:style-name="T44">[</text:span></text:p>
      <text:p text:style-name="P48">[</text:p>
      <text:p text:style-name="P35">{</text:p>
      <text:p text:style-name="P35"><text:span text:style-name="T26">"id"</text:span>: <text:span text:style-name="T41">3</text:span>,</text:p>
      <text:p text:style-name="P35"><text:span text:style-name="T26">"details"</text:span>: <text:span text:style-name="T33">""</text:span>,</text:p>
      <text:p text:style-name="P35"><text:span text:style-name="T26">"idFlight"</text:span>: {</text:p>
      <text:p text:style-name="P35"><text:span text:style-name="T26">"id"</text:span>: <text:span text:style-name="T41">4</text:span>,</text:p>
      <text:p text:style-name="P35"><text:span text:style-name="T26">"date"</text:span>: <text:span text:style-name="T33">""</text:span>,</text:p>
      <text:p text:style-name="P35"><text:span text:style-name="T26">"from"</text:span>: <text:span text:style-name="T41">1</text:span>,</text:p>
      <text:p text:style-name="P35"><text:span text:style-name="T26">"to"</text:span>: <text:span text:style-name="T41">2</text:span>,</text:p>
      <text:p text:style-name="P35"><text:span text:style-name="T26">"price"</text:span>: <text:span text:style-name="T41">200</text:span>,</text:p>
      <text:p text:style-name="P35"><text:span text:style-name="T26">"details_flight"</text:span>: 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,</text:p>
      <text:p text:style-name="P35"><text:span text:style-name="T26">"published_at"</text:span>: <text:span text:style-name="T33">""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</text:p>
      <text:p text:style-name="P35">]</text:p>
      <text:p text:style-name="P49">]</text:p>
      <text:p text:style-name="P49"/>
      <text:p text:style-name="P32"><text:span text:style-name="T14">5</text:span><text:span text:style-name="T15">- </text:span><text:span text:style-name="T20">Create order </text:span></text:p>
      <text:p text:style-name="P24"><text:span text:style-name="T7">Endpoint: </text:span><text:span text:style-name="Source_20_Text">/Orders</text:span></text:p>
      <text:p text:style-name="P24"><text:span text:style-name="Source_20_Text"><text:span text:style-name="T7">Parameters: </text:span></text:span><text:span text:style-name="T6">Request Body Sample :</text:span></text:p>
      <text:p text:style-name="P8"> {</text:p>
      <text:p text:style-name="P25"><text:span text:style-name="Source_20_Text"><text:span text:style-name="T31">"</text:span></text:span><text:span text:style-name="Source_20_Text"><text:span text:style-name="T24">users_permissions_user</text:span></text:span><text:span text:style-name="Source_20_Text"><text:span text:style-name="T31">"</text:span></text:span><text:span text:style-name="Source_20_Text"><text:span text:style-name="T24">: </text:span></text:span><text:span text:style-name="Source_20_Text"><text:span text:style-name="T37">"</text:span></text:span><text:span text:style-name="Source_20_Text"><text:span text:style-name="T38">id user</text:span></text:span><text:span text:style-name="Source_20_Text"><text:span text:style-name="T37">"</text:span></text:span><text:span text:style-name="Source_20_Text"><text:span text:style-name="T24">,</text:span></text:span></text:p>
      <text:p text:style-name="P25"><text:span text:style-name="Source_20_Text"><text:span text:style-name="T32">"</text:span></text:span><text:span text:style-name="Source_20_Text"><text:span text:style-name="T25">flight</text:span></text:span><text:span text:style-name="Source_20_Text"><text:span text:style-name="T32">"</text:span></text:span><text:span text:style-name="Source_20_Text"><text:span text:style-name="T25">:</text:span></text:span><text:span text:style-name="Source_20_Text"><text:span text:style-name="T39">"</text:span></text:span><text:span text:style-name="Source_20_Text"><text:span text:style-name="T40">id flight</text:span></text:span><text:span text:style-name="Source_20_Text"><text:span text:style-name="T39">"</text:span></text:span></text:p>
      <text:p text:style-name="P25"><text:span text:style-name="Source_20_Text"><text:span text:style-name="T7">}</text:span></text:span></text:p>
      <text:p text:style-name="P25"><text:span text:style-name="Source_20_Text"><text:span text:style-name="T18">and jwt in headers</text:span></text:span></text:p>
      <text:p text:style-name="P24"><text:soft-page-break/><text:span text:style-name="Source_20_Text"><text:span text:style-name="T22"/></text:span></text:p>
      <text:p text:style-name="P24"><text:span text:style-name="Source_20_Text"><text:span text:style-name="T22"/></text:span></text:p>
      <text:p text:style-name="P12"><text:span text:style-name="T46">Response Sample: </text:span><text:span text:style-name="T47">[</text:span></text:p>
      <text:p text:style-name="P50">{</text:p>
      <text:p text:style-name="P35"><text:span text:style-name="T26">"id"</text:span>: ,</text:p>
      <text:p text:style-name="P35"><text:span text:style-name="T26">"users_permissions_user"</text:span>: {</text:p>
      <text:p text:style-name="P35"><text:span text:style-name="T26">"id"</text:span>: ,</text:p>
      <text:p text:style-name="P35"><text:span text:style-name="T26">"username"</text:span>: <text:span text:style-name="T33">""</text:span>,</text:p>
      <text:p text:style-name="P35"><text:span text:style-name="T26">"email"</text:span>: <text:span text:style-name="T33">""</text:span>,</text:p>
      <text:p text:style-name="P35"><text:span text:style-name="T26">"provider"</text:span>: <text:span text:style-name="T33">""</text:span>,</text:p>
      <text:p text:style-name="P35"><text:span text:style-name="T26">"confirmed"</text:span>: ,</text:p>
      <text:p text:style-name="P35"><text:span text:style-name="T26">"blocked"</text:span>: ,</text:p>
      <text:p text:style-name="P35"><text:span text:style-name="T26">"role"</text:span>: <text:span text:style-name="T41">3</text:span>,</text:p>
      <text:p text:style-name="P35"><text:span text:style-name="T26">"created_at"</text:span>: <text:span text:style-name="T33">""</text:span>,</text:p>
      <text:p text:style-name="P35"><text:span text:style-name="T26">"updated_at"</text:span>: <text:span text:style-name="T33">""</text:span></text:p>
      <text:p text:style-name="P35">},</text:p>
      <text:p text:style-name="P35"><text:span text:style-name="T26">"flight"</text:span>: {</text:p>
      <text:p text:style-name="P35"><text:span text:style-name="T26">"id"</text:span>: <text:span text:style-name="T60">1</text:span>,</text:p>
      <text:p text:style-name="P35"><text:span text:style-name="T26">"date"</text:span>: <text:span text:style-name="T33">""</text:span>,</text:p>
      <text:p text:style-name="P35"><text:span text:style-name="T26">"from"</text:span>: <text:span text:style-name="T41">1</text:span>,</text:p>
      <text:p text:style-name="P35"><text:span text:style-name="T26">"to"</text:span>: <text:span text:style-name="T41">2</text:span>,</text:p>
      <text:p text:style-name="P35"><text:span text:style-name="T26">"price"</text:span>: <text:span text:style-name="T41">200</text:span>,</text:p>
      <text:p text:style-name="P35"><text:span text:style-name="T26">"details_flight"</text:span>: <text:span text:style-name="T34">null</text:span>,</text:p>
      <text:p text:style-name="P35"><text:span text:style-name="T26">"published_at"</text:span>: <text:span text:style-name="T33">"2021-06-23T11:50:29.060Z"</text:span>,</text:p>
      <text:p text:style-name="P35"><text:span text:style-name="T26">"created_at"</text:span>: <text:span text:style-name="T33">"2021-06-23T11:49:52.822Z"</text:span>,</text:p>
      <text:p text:style-name="P35"><text:span text:style-name="T26">"updated_at"</text:span>: <text:span text:style-name="T33">"2021-06-23T11:50:29.113Z"</text:span></text:p>
      <text:p text:style-name="P35">},</text:p>
      <text:p text:style-name="P35"><text:span text:style-name="T26">"published_at"</text:span>: <text:span text:style-name="T33">"2021-06-23T14:32:42.172Z"</text:span>,</text:p>
      <text:p text:style-name="P35"><text:span text:style-name="T26">"created_at"</text:span>: <text:span text:style-name="T33">"2021-06-23T14:32:42.176Z"</text:span>,</text:p>
      <text:p text:style-name="P35"><text:span text:style-name="T26">"updated_at"</text:span>: <text:span text:style-name="T33">"2021-06-23T14:32:42.186Z"</text:span></text:p>
      <text:p text:style-name="P35">}</text:p>
      <text:p text:style-name="P51"/>
      <text:p text:style-name="P51"/>
      <text:p text:style-name="P52"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Inter" svg:font-family="Inter, OpenSans, Helvetica, Arial, sans-serif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4:44:05.380915799</meta:creation-date>
    <dc:date>2021-06-23T15:46:59.477271431</dc:date>
    <meta:editing-duration>PT56M1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201" meta:word-count="392" meta:character-count="2998" meta:non-whitespace-character-count="2775"/>
  </office:meta>
</office:document-meta>
</file>